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size="16pt" officeooo:rsid="00144ff9" officeooo:paragraph-rsid="00144ff9" style:font-size-asian="16pt" style:font-size-complex="16pt"/>
    </style:style>
    <style:style style:name="P2" style:family="paragraph" style:parent-style-name="Text_20_body">
      <style:text-properties fo:font-size="16pt" officeooo:rsid="0012eba2" officeooo:paragraph-rsid="0012eba2" style:font-size-asian="16pt" style:font-size-complex="16pt"/>
    </style:style>
    <style:style style:name="P3" style:family="paragraph" style:parent-style-name="Text_20_body">
      <style:text-properties fo:font-size="16pt" officeooo:rsid="0012eba2" officeooo:paragraph-rsid="00149f37" style:font-size-asian="16pt" style:font-size-complex="16pt"/>
    </style:style>
    <style:style style:name="P4" style:family="paragraph" style:parent-style-name="Text_20_body">
      <style:text-properties fo:font-size="16pt" officeooo:rsid="0018234f" officeooo:paragraph-rsid="0018234f" style:font-size-asian="16pt" style:font-size-complex="16pt"/>
    </style:style>
    <style:style style:name="P5" style:family="paragraph" style:parent-style-name="Text_20_body">
      <style:text-properties fo:font-size="16pt" officeooo:rsid="00197263" officeooo:paragraph-rsid="00197263" style:font-size-asian="16pt" style:font-size-complex="16pt"/>
    </style:style>
    <style:style style:name="P6" style:family="paragraph" style:parent-style-name="Text_20_body">
      <style:text-properties fo:font-size="16pt" officeooo:rsid="001b534e" officeooo:paragraph-rsid="001b534e" style:font-size-asian="16pt" style:font-size-complex="16pt"/>
    </style:style>
    <style:style style:name="P7" style:family="paragraph" style:parent-style-name="Text_20_body">
      <style:text-properties fo:font-size="16pt" officeooo:rsid="001c60a8" officeooo:paragraph-rsid="001c60a8" style:font-size-asian="16pt" style:font-size-complex="16pt"/>
    </style:style>
    <style:style style:name="P8" style:family="paragraph" style:parent-style-name="Text_20_body">
      <style:text-properties fo:font-size="16pt" officeooo:rsid="001d5df6" officeooo:paragraph-rsid="001d5df6" style:font-size-asian="16pt" style:font-size-complex="16pt"/>
    </style:style>
    <style:style style:name="P9" style:family="paragraph" style:parent-style-name="Text_20_body">
      <style:text-properties fo:font-size="16pt" officeooo:rsid="001fbe78" officeooo:paragraph-rsid="001fbe78" style:font-size-asian="16pt" style:font-size-complex="16pt"/>
    </style:style>
    <style:style style:name="P10" style:family="paragraph" style:parent-style-name="Text_20_body">
      <style:text-properties fo:font-size="16pt" officeooo:rsid="00227f06" officeooo:paragraph-rsid="00227f06" style:font-size-asian="16pt" style:font-size-complex="16pt"/>
    </style:style>
    <style:style style:name="P11" style:family="paragraph" style:parent-style-name="Text_20_body">
      <style:text-properties fo:font-size="16pt" officeooo:rsid="00254236" officeooo:paragraph-rsid="00254236" style:font-size-asian="16pt" style:font-size-complex="16pt"/>
    </style:style>
    <style:style style:name="P12" style:family="paragraph" style:parent-style-name="Text_20_body">
      <style:text-properties fo:font-size="16pt" officeooo:rsid="00257685" officeooo:paragraph-rsid="00257685" style:font-size-asian="16pt" style:font-size-complex="16pt"/>
    </style:style>
    <style:style style:name="P13" style:family="paragraph" style:parent-style-name="Text_20_body">
      <style:text-properties fo:font-size="16pt" officeooo:rsid="002807ad" officeooo:paragraph-rsid="002807ad" style:font-size-asian="16pt" style:font-size-complex="16pt"/>
    </style:style>
    <style:style style:name="P14" style:family="paragraph" style:parent-style-name="Title">
      <style:text-properties officeooo:rsid="0012eba2" officeooo:paragraph-rsid="0012eba2"/>
    </style:style>
    <style:style style:name="T1" style:family="text">
      <style:text-properties officeooo:rsid="00144ff9"/>
    </style:style>
    <style:style style:name="T2" style:family="text">
      <style:text-properties officeooo:rsid="00149f37"/>
    </style:style>
    <style:style style:name="T3" style:family="text">
      <style:text-properties officeooo:rsid="0015b43e"/>
    </style:style>
    <style:style style:name="T4" style:family="text">
      <style:text-properties officeooo:rsid="001680a2"/>
    </style:style>
    <style:style style:name="T5" style:family="text">
      <style:text-properties officeooo:rsid="00172a66"/>
    </style:style>
    <style:style style:name="T6" style:family="text">
      <style:text-properties officeooo:rsid="0017381f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0d160" style:font-weight-asian="normal" style:font-weight-complex="normal"/>
    </style:style>
    <style:style style:name="T10" style:family="text">
      <style:text-properties fo:font-weight="normal" officeooo:rsid="0024089d" style:font-weight-asian="normal" style:font-weight-complex="normal"/>
    </style:style>
    <style:style style:name="T11" style:family="text">
      <style:text-properties fo:font-weight="normal" officeooo:rsid="0027516b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UMANESIMO</text:p>
      <text:p text:style-name="P1">CONCETTI: </text:p>
      <text:p text:style-name="P2">-GIORGIO VASARI, PRIMO CHE RACCONTA STORIA DEGLI ARTISTI DA CIMABUE FINO A SUA EPOCA, E DICE CHE C’è PRESA DI CONSAPEVOLEZZA (P 203)</text:p>
      <text:p text:style-name="P2">-<text:span text:style-name="T1">ANTROPOCENTRISMO: LEONARDO, PICO DELLA <text:s/>MIRANDOLA : l ‘ uomo costruisce il suo destino , </text:span><text:span text:style-name="T2">più indipendente si sente ( da Dio ecc.)</text:span></text:p>
      <text:p text:style-name="P3">-<text:span text:style-name="T2">RISCOPERTA LINGUA GRECA: &gt;</text:span><text:span text:style-name="T3">causa conquista di Costantinopoli</text:span></text:p>
      <text:p text:style-name="P3"><text:span text:style-name="T2"><text:s/>-</text:span><text:span text:style-name="T4">NASCE FILOLOGI</text:span><text:span text:style-name="T5">A “l’ amicizia delle parole”.<text:line-break/></text:span><text:span text:style-name="T6">Gli studiosi iniziano a domandarsi sulle traduzioni dei monaci, se traducevano bene, rispettavano il contesto ecc, se avevano errori… </text:span></text:p>
      <text:p text:style-name="P4">LORENZO VALLA : donazione di Costantino. IV SEC dC Costantino scrive che avrebbe dato al Papa la città di Roma, a morte Costantino. </text:p>
      <text:p text:style-name="P4">Lui dice che il Latino di quel documento è diverso dal latino reale del tempo, quindi il documento era falso!</text:p>
      <text:p text:style-name="P5">Mecenatismo: nelle corti , veniva finanziata l’ arte. I mecenati vanno a scovare artisti che si affermavano in quel periodo , li pagano per farsi fare quadri, opere per le loro Corti/Città . </text:p>
      <text:p text:style-name="P6">Riprende figura di Mecenate, che faceva questo <text:s/>mestiere, per Augusto. </text:p>
      <text:p text:style-name="P6">Chi faceva anche lui così, diventa un Macenate.</text:p>
      <text:p text:style-name="P6"/>
      <text:p text:style-name="P7">Personaggio importante è B<text:span text:style-name="T7">aldassar Castiglione, </text:span><text:span text:style-name="T8">che scrive il Cortigiano, manuale , su cose da possedere da uomo e donna di Corte.</text:span></text:p>
      <text:p text:style-name="P8"><text:span text:style-name="T8">Es sprezzatura.</text:span></text:p>
      <text:p text:style-name="P8"><text:span text:style-name="T8"/></text:p>
      <text:p text:style-name="P9"><text:span text:style-name="T8">Personaggi: Brunelleschi (cupola Firenze…), Donatello , </text:span><text:span text:style-name="T9">Masaccio, Leonbattsta Alberti(Vitruvio), Raffaello , Michelangelo Buonarroti.</text:span></text:p>
      <text:p text:style-name="P10"><text:soft-page-break/><text:span text:style-name="T9">O</text:span><text:span text:style-name="T8">pere: Scuola di Atene , affresco di Raffaello. </text:span><text:span text:style-name="T10">C’ erano Platone, A r i s t o t e l e , e altri . SEGNO: RISCOPERTA FILOSOFIA ANTICA, però molti hanno i volti di personaggi contemporanei a Raff. Es <text:s/>Platone con faccia di <text:s text:c="2"/>Leonardo.</text:span></text:p>
      <text:p text:style-name="P10"><text:span text:style-name="T10"/></text:p>
      <text:p text:style-name="P11"><text:span text:style-name="T10">-</text:span><text:span text:style-name="T8">STUDI PER MECCANICA, MATEMATICA, AEREI ECC.</text:span></text:p>
      <text:p text:style-name="P11"><text:span text:style-name="T8">_ fatti da Leonardo ecc.</text:span></text:p>
      <text:p text:style-name="P11"><text:span text:style-name="T8"/></text:p>
      <text:p text:style-name="P12"><text:span text:style-name="T8">Stampa : </text:span><text:span text:style-name="T11">Invenzione stampa a caratteri mobili da Gutenberg, si è inventato sistema con stampini di ogni lettera alfabeto, messi su una lastra, per stampare.</text:span></text:p>
      <text:p text:style-name="P13"><text:span text:style-name="T11">A </text:span><text:span text:style-name="T8">Venezia , Manunzio ha formato stamperia , dove stampa tantissime opere opera classica 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08T10:00:50.339000000</dc:date>
    <meta:editing-duration>PT41M25S</meta:editing-duration>
    <meta:editing-cycles>22</meta:editing-cycles>
    <meta:generator>LibreOffice/7.4.2.3$Windows_X86_64 LibreOffice_project/382eef1f22670f7f4118c8c2dd222ec7ad009daf</meta:generator>
    <meta:document-statistic meta:table-count="0" meta:image-count="0" meta:object-count="0" meta:page-count="2" meta:paragraph-count="19" meta:word-count="305" meta:character-count="1894" meta:non-whitespace-character-count="1597"/>
  </office:meta>
</office:document-meta>
</file>